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RASILEIR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175 USF DR DIOGENES CAVALCANTI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ALTO DA BRASILEIRA, 00001531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5H14M0S" table:style-name="ce3">
            <text:p>15:14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IELDA DA SILVA BARROS</text:p>
          </table:table-cell>
          <table:table-cell office:value-type="date" office:date-value="1998-06-27T00:00:00" table:style-name="ce2">
            <text:p>27/06/1998</text:p>
          </table:table-cell>
          <table:table-cell office:value-type="string" table:style-name="ce1">
            <text:p>27 anos e 2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3.203.824-78</text:p>
          </table:table-cell>
          <table:table-cell office:value-type="float" office:value="708406247456065" table:style-name="ce1">
            <text:p>7,08406E+14</text:p>
          </table:table-cell>
          <table:table-cell office:value-type="string" table:style-name="ce1">
            <text:p>(81) 98334-040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to da brasileira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6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.2" table:style-name="ce1">
            <text:p>65,2</text:p>
          </table:table-cell>
          <table:table-cell office:value-type="float" office:value="170" table:style-name="ce1">
            <text:p>170</text:p>
          </table:table-cell>
          <table:table-cell office:value-type="date" office:date-value="2024-11-21T00:00:00" table:style-name="ce2">
            <text:p>21/11/2024</text:p>
          </table:table-cell>
          <table:table-cell office:value-type="string" table:style-name="ce1">
            <text:p>110/70</text:p>
          </table:table-cell>
          <table:table-cell office:value-type="date" office:date-value="2025-04-30T00:00:00" table:style-name="ce2">
            <text:p>30/04/2025</text:p>
          </table:table-cell>
          <table:table-cell office:value-type="string" table:style-name="ce1">
            <text:p>Habitual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STER BARBOSA DA SILVA</text:p>
          </table:table-cell>
          <table:table-cell office:value-type="date" office:date-value="2000-01-31T00:00:00" table:style-name="ce2">
            <text:p>31/01/2000</text:p>
          </table:table-cell>
          <table:table-cell office:value-type="string" table:style-name="ce1">
            <text:p>25 anos e 7 meses e 1 di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11.090.884-42</text:p>
          </table:table-cell>
          <table:table-cell office:value-type="float" office:value="700002689984207" table:style-name="ce1">
            <text:p>7,00003E+14</text:p>
          </table:table-cell>
          <table:table-cell office:value-type="string" table:style-name="ce1">
            <text:p>(81) 99285-17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nto antôni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B/ÁREA DESCOBERTA, SEM ACS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34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.55" table:style-name="ce1">
            <text:p>66,55</text:p>
          </table:table-cell>
          <table:table-cell office:value-type="float" office:value="169" table:style-name="ce1">
            <text:p>169</text:p>
          </table:table-cell>
          <table:table-cell office:value-type="date" office:date-value="2025-07-23T00:00:00" table:style-name="ce2">
            <text:p>23/07/2025</text:p>
          </table:table-cell>
          <table:table-cell office:value-type="string" table:style-name="ce1">
            <text:p>107/67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Habitual</text:p>
          </table:table-cell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OSEANE DO NASCIMENTO SANTANA</text:p>
          </table:table-cell>
          <table:table-cell office:value-type="date" office:date-value="1986-08-02T00:00:00" table:style-name="ce2">
            <text:p>02/08/1986</text:p>
          </table:table-cell>
          <table:table-cell office:value-type="string" table:style-name="ce1">
            <text:p>39 ano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7.754.524-12</text:p>
          </table:table-cell>
          <table:table-cell office:value-type="float" office:value="700001369680605" table:style-name="ce1">
            <text:p>7,00001E+14</text:p>
          </table:table-cell>
          <table:table-cell office:value-type="string" table:style-name="ce1">
            <text:p>(81) 3355-640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to da brasileira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6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.75" table:style-name="ce1">
            <text:p>69,75</text:p>
          </table:table-cell>
          <table:table-cell office:value-type="float" office:value="168" table:style-name="ce1">
            <text:p>168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129/74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CIANA MARTINS DA SILVA</text:p>
          </table:table-cell>
          <table:table-cell office:value-type="date" office:date-value="1986-11-30T00:00:00" table:style-name="ce2">
            <text:p>30/11/1986</text:p>
          </table:table-cell>
          <table:table-cell office:value-type="string" table:style-name="ce1">
            <text:p>38 anos e 9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0.077.474-43</text:p>
          </table:table-cell>
          <table:table-cell office:value-type="float" office:value="700504397399751" table:style-name="ce1">
            <text:p>7,00504E+14</text:p>
          </table:table-cell>
          <table:table-cell office:value-type="string" table:style-name="ce1">
            <text:p>(81) 9999-999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to da brasileira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.150000000000006" table:style-name="ce1">
            <text:p>67,15</text:p>
          </table:table-cell>
          <table:table-cell office:value-type="float" office:value="155" table:style-name="ce1">
            <text:p>155</text:p>
          </table:table-cell>
          <table:table-cell office:value-type="date" office:date-value="2020-01-13T00:00:00" table:style-name="ce2">
            <text:p>13/01/2020</text:p>
          </table:table-cell>
          <table:table-cell office:value-type="string" table:style-name="ce1">
            <text:p>100/60</text:p>
          </table:table-cell>
          <table:table-cell office:value-type="date" office:date-value="2020-01-13T00:00:00" table:style-name="ce2">
            <text:p>13/01/2020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34" table:style-name="ce1">
            <text:p>334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MANDA LIMA FERREIRRA</text:p>
          </table:table-cell>
          <table:table-cell office:value-type="date" office:date-value="1994-01-28T00:00:00" table:style-name="ce2">
            <text:p>28/01/1994</text:p>
          </table:table-cell>
          <table:table-cell office:value-type="string" table:style-name="ce1">
            <text:p>31 anos e 7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17.409.254-75</text:p>
          </table:table-cell>
          <table:table-cell office:value-type="float" office:value="701207038228812" table:style-name="ce1">
            <text:p>7,01207E+14</text:p>
          </table:table-cell>
          <table:table-cell office:value-type="string" table:style-name="ce1">
            <text:p>(81) 98269-920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rdoso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18C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49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.15" table:style-name="ce1">
            <text:p>84,15</text:p>
          </table:table-cell>
          <table:table-cell office:value-type="float" office:value="149" table:style-name="ce1">
            <text:p>149</text:p>
          </table:table-cell>
          <table:table-cell office:value-type="date" office:date-value="2024-08-30T00:00:00" table:style-name="ce2">
            <text:p>30/08/2024</text:p>
          </table:table-cell>
          <table:table-cell office:value-type="string" table:style-name="ce1">
            <text:p>100/60</text:p>
          </table:table-cell>
          <table:table-cell office:value-type="date" office:date-value="2024-08-30T00:00:00" table:style-name="ce2">
            <text:p>30/08/2024</text:p>
          </table:table-cell>
          <table:table-cell office:value-type="string" table:style-name="ce1">
            <text:p>Alto</text:p>
          </table:table-cell>
          <table:table-cell office:value-type="float" office:value="87" table:style-name="ce1">
            <text:p>87</text:p>
          </table:table-cell>
          <table:table-cell office:value-type="float" office:value="4" table:style-name="ce1">
            <text:p>4</text:p>
          </table:table-cell>
          <table:table-cell office:value-type="float" office:value="87" table:style-name="ce1">
            <text:p>87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BEATRIZ SILVA DE SANTANA</text:p>
          </table:table-cell>
          <table:table-cell office:value-type="date" office:date-value="1998-07-27T00:00:00" table:style-name="ce2">
            <text:p>27/07/1998</text:p>
          </table:table-cell>
          <table:table-cell office:value-type="string" table:style-name="ce1">
            <text:p>27 anos e 1 mê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1.625.004-93</text:p>
          </table:table-cell>
          <table:table-cell office:value-type="float" office:value="706703578848414" table:style-name="ce1">
            <text:p>7,06704E+14</text:p>
          </table:table-cell>
          <table:table-cell office:value-type="string" table:style-name="ce1">
            <text:p>(81) 99681-73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adeu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370</text:p>
          </table:table-cell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" table:style-name="ce1">
            <text:p>63</text:p>
          </table:table-cell>
          <table:table-cell office:value-type="float" office:value="158" table:style-name="ce1">
            <text:p>158</text:p>
          </table:table-cell>
          <table:table-cell office:value-type="date" office:date-value="2019-05-27T00:00:00" table:style-name="ce2">
            <text:p>27/05/2019</text:p>
          </table:table-cell>
          <table:table-cell office:value-type="string" table:style-name="ce1">
            <text:p>110/70</text:p>
          </table:table-cell>
          <table:table-cell office:value-type="date" office:date-value="2019-05-27T00:00:00" table:style-name="ce2">
            <text:p>27/05/2019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65" table:style-name="ce1">
            <text:p>36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ATRICIA SOUZA DA SILVA</text:p>
          </table:table-cell>
          <table:table-cell office:value-type="date" office:date-value="1987-03-23T00:00:00" table:style-name="ce2">
            <text:p>23/03/1987</text:p>
          </table:table-cell>
          <table:table-cell office:value-type="string" table:style-name="ce1">
            <text:p>38 anos e 5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15.253.584-56</text:p>
          </table:table-cell>
          <table:table-cell office:value-type="float" office:value="708304255107960" table:style-name="ce1">
            <text:p>7,08304E+14</text:p>
          </table:table-cell>
          <table:table-cell office:value-type="string" table:style-name="ce1">
            <text:p>(81) 98703-12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rdoso</text:p>
          </table:table-cell>
          <table:table-cell office:value-type="float" office:value="501" table:style-name="ce1">
            <text:p>50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495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.2" table:style-name="ce1">
            <text:p>74,2</text:p>
          </table:table-cell>
          <table:table-cell office:value-type="float" office:value="167" table:style-name="ce1">
            <text:p>167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107/7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Habitual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IMARA DA SILVA ROZENDO</text:p>
          </table:table-cell>
          <table:table-cell office:value-type="date" office:date-value="2005-11-22T00:00:00" table:style-name="ce2">
            <text:p>22/11/2005</text:p>
          </table:table-cell>
          <table:table-cell office:value-type="string" table:style-name="ce1">
            <text:p>19 anos e 9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56.690.654-76</text:p>
          </table:table-cell>
          <table:table-cell office:value-type="float" office:value="898003033363298" table:style-name="ce1">
            <text:p>8,98003E+14</text:p>
          </table:table-cell>
          <table:table-cell office:value-type="string" table:style-name="ce1">
            <text:p>(81) 99710-06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lto da brasileira</text:p>
          </table:table-cell>
          <table:table-cell office:value-type="float" office:value="454" table:style-name="ce1">
            <text:p>454</text:p>
          </table:table-cell>
          <table:table-cell office:value-type="string" table:style-name="ce1">
            <text:p>CASA DE SIMONE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60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3.4" table:style-name="ce1">
            <text:p>53,4</text:p>
          </table:table-cell>
          <table:table-cell office:value-type="float" office:value="164" table:style-name="ce1">
            <text:p>164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113/65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UENYA MAYRA PEREIRA DA SILVA</text:p>
          </table:table-cell>
          <table:table-cell office:value-type="date" office:date-value="1999-05-01T00:00:00" table:style-name="ce2">
            <text:p>01/05/1999</text:p>
          </table:table-cell>
          <table:table-cell office:value-type="string" table:style-name="ce1">
            <text:p>26 anos e 4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17.406.904-94</text:p>
          </table:table-cell>
          <table:table-cell office:value-type="float" office:value="704807074945749" table:style-name="ce1">
            <text:p>7,04807E+14</text:p>
          </table:table-cell>
          <table:table-cell office:value-type="string" table:style-name="ce1">
            <text:p>(81) 98582-02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rdoso</text:p>
          </table:table-cell>
          <table:table-cell office:value-type="float" office:value="896" table:style-name="ce1">
            <text:p>896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49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2" table:style-name="ce1">
            <text:p>82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107/67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Habitual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MANDA KARLA DA SILVA PONTES</text:p>
          </table:table-cell>
          <table:table-cell office:value-type="date" office:date-value="1995-01-05T00:00:00" table:style-name="ce2">
            <text:p>05/01/1995</text:p>
          </table:table-cell>
          <table:table-cell office:value-type="string" table:style-name="ce1">
            <text:p>30 anos e 7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09.778.704-48</text:p>
          </table:table-cell>
          <table:table-cell office:value-type="float" office:value="706500317241795" table:style-name="ce1">
            <text:p>7,065E+14</text:p>
          </table:table-cell>
          <table:table-cell office:value-type="string" table:style-name="ce1">
            <text:p>(81) 3355-640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to da brasileira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" table:style-name="ce1">
            <text:p>62</text:p>
          </table:table-cell>
          <table:table-cell office:value-type="float" office:value="168" table:style-name="ce1">
            <text:p>168</text:p>
          </table:table-cell>
          <table:table-cell office:value-type="date" office:date-value="2023-11-01T00:00:00" table:style-name="ce2">
            <text:p>01/11/2023</text:p>
          </table:table-cell>
          <table:table-cell office:value-type="string" table:style-name="ce1">
            <text:p>110/70</text:p>
          </table:table-cell>
          <table:table-cell office:value-type="date" office:date-value="2024-05-20T00:00:00" table:style-name="ce2">
            <text:p>20/05/2024</text:p>
          </table:table-cell>
          <table:table-cell office:value-type="string" table:style-name="ce1">
            <text:p>Habitual</text:p>
          </table:table-cell>
          <table:table-cell office:value-type="float" office:value="107" table:style-name="ce1">
            <text:p>107</text:p>
          </table:table-cell>
          <table:table-cell office:value-type="float" office:value="4" table:style-name="ce1">
            <text:p>4</text:p>
          </table:table-cell>
          <table:table-cell office:value-type="float" office:value="108" table:style-name="ce1">
            <text:p>108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EDUARDA RAMOS</text:p>
          </table:table-cell>
          <table:table-cell office:value-type="date" office:date-value="1998-07-31T00:00:00" table:style-name="ce2">
            <text:p>31/07/1998</text:p>
          </table:table-cell>
          <table:table-cell office:value-type="string" table:style-name="ce1">
            <text:p>27 anos e 1 mês e 1 di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08.751.394-00</text:p>
          </table:table-cell>
          <table:table-cell office:value-type="float" office:value="706506378332494" table:style-name="ce1">
            <text:p>7,06506E+14</text:p>
          </table:table-cell>
          <table:table-cell office:value-type="string" table:style-name="ce1">
            <text:p>(81) 98154-968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ua subida dona catarina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93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3.8" table:style-name="ce1">
            <text:p>53,8</text:p>
          </table:table-cell>
          <table:table-cell office:value-type="float" office:value="163" table:style-name="ce1">
            <text:p>163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114/57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RISCYLLA KAROLLINE GOMES DIAS</text:p>
          </table:table-cell>
          <table:table-cell office:value-type="date" office:date-value="1994-03-27T00:00:00" table:style-name="ce2">
            <text:p>27/03/1994</text:p>
          </table:table-cell>
          <table:table-cell office:value-type="string" table:style-name="ce1">
            <text:p>31 anos e 5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1.971.184-78</text:p>
          </table:table-cell>
          <table:table-cell office:value-type="float" office:value="706309764315675" table:style-name="ce1">
            <text:p>7,0631E+14</text:p>
          </table:table-cell>
          <table:table-cell office:value-type="string" table:style-name="ce1">
            <text:p>(81) 9669-236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iraju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365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.650000000000006" table:style-name="ce1">
            <text:p>76,65</text:p>
          </table:table-cell>
          <table:table-cell office:value-type="float" office:value="165" table:style-name="ce1">
            <text:p>165</text:p>
          </table:table-cell>
          <table:table-cell office:value-type="date" office:date-value="2025-07-23T00:00:00" table:style-name="ce2">
            <text:p>23/07/2025</text:p>
          </table:table-cell>
          <table:table-cell office:value-type="string" table:style-name="ce1">
            <text:p>124/77</text:p>
          </table:table-cell>
          <table:table-cell office:value-type="date" office:date-value="2025-07-23T00:00:00" table:style-name="ce2">
            <text:p>23/07/2025</text:p>
          </table:table-cell>
          <table:table-cell office:value-type="string" table:style-name="ce1">
            <text:p>Habitual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YANE SEIXAS DA SILVA</text:p>
          </table:table-cell>
          <table:table-cell office:value-type="date" office:date-value="2004-08-29T00:00:00" table:style-name="ce2">
            <text:p>29/08/2004</text:p>
          </table:table-cell>
          <table:table-cell office:value-type="string" table:style-name="ce1">
            <text:p>21 ano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6.912.344-43</text:p>
          </table:table-cell>
          <table:table-cell office:value-type="float" office:value="898005851553563" table:style-name="ce1">
            <text:p>8,98006E+14</text:p>
          </table:table-cell>
          <table:table-cell office:value-type="string" table:style-name="ce1">
            <text:p>(81) 98107-574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ua pirajú</text:p>
          </table:table-cell>
          <table:table-cell office:value-type="string" table:style-name="ce1">
            <text:p>310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20-185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0" table:style-name="ce1">
            <text:p>70</text:p>
          </table:table-cell>
          <table:table-cell office:value-type="float" office:value="164" table:style-name="ce1">
            <text:p>164</text:p>
          </table:table-cell>
          <table:table-cell office:value-type="date" office:date-value="2025-07-09T00:00:00" table:style-name="ce2">
            <text:p>09/07/2025</text:p>
          </table:table-cell>
          <table:table-cell office:value-type="string" table:style-name="ce1">
            <text:p>99/61</text:p>
          </table:table-cell>
          <table:table-cell office:value-type="date" office:date-value="2025-07-09T00:00:00" table:style-name="ce2">
            <text:p>09/07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MILA MENDES DA SILVA</text:p>
          </table:table-cell>
          <table:table-cell office:value-type="date" office:date-value="1993-08-08T00:00:00" table:style-name="ce2">
            <text:p>08/08/1993</text:p>
          </table:table-cell>
          <table:table-cell office:value-type="string" table:style-name="ce1">
            <text:p>32 ano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0.663.024-64</text:p>
          </table:table-cell>
          <table:table-cell office:value-type="float" office:value="700003651859104" table:style-name="ce1">
            <text:p>7,00004E+14</text:p>
          </table:table-cell>
          <table:table-cell office:value-type="string" table:style-name="ce1">
            <text:p>(81) 98587-86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zambuja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73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.7" table:style-name="ce1">
            <text:p>64,7</text:p>
          </table:table-cell>
          <table:table-cell office:value-type="float" office:value="165" table:style-name="ce1">
            <text:p>165</text:p>
          </table:table-cell>
          <table:table-cell office:value-type="date" office:date-value="2023-01-11T00:00:00" table:style-name="ce2">
            <text:p>11/01/2023</text:p>
          </table:table-cell>
          <table:table-cell office:value-type="string" table:style-name="ce1">
            <text:p>110/70</text:p>
          </table:table-cell>
          <table:table-cell office:value-type="date" office:date-value="2025-05-13T00:00:00" table:style-name="ce2">
            <text:p>13/05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4" table:style-name="ce1">
            <text:p>164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EBORAH SABRINNA DE LIMA GOMES DA SILVA</text:p>
          </table:table-cell>
          <table:table-cell office:value-type="date" office:date-value="2001-10-04T00:00:00" table:style-name="ce2">
            <text:p>04/10/2001</text:p>
          </table:table-cell>
          <table:table-cell office:value-type="string" table:style-name="ce1">
            <text:p>23 anos e 10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9.569.784-10</text:p>
          </table:table-cell>
          <table:table-cell office:value-type="float" office:value="709106291198530" table:style-name="ce1">
            <text:p>7,09106E+14</text:p>
          </table:table-cell>
          <table:table-cell office:value-type="string" table:style-name="ce1">
            <text:p>(81) 98605-769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zambuj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73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" table:style-name="ce1">
            <text:p>80</text:p>
          </table:table-cell>
          <table:table-cell office:value-type="float" office:value="163" table:style-name="ce1">
            <text:p>163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115/72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Habitual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AINE BARROS</text:p>
          </table:table-cell>
          <table:table-cell office:value-type="date" office:date-value="1986-05-01T00:00:00" table:style-name="ce2">
            <text:p>01/05/1986</text:p>
          </table:table-cell>
          <table:table-cell office:value-type="string" table:style-name="ce1">
            <text:p>39 anos e 4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8.543.634-97</text:p>
          </table:table-cell>
          <table:table-cell office:value-type="float" office:value="702009882549684" table:style-name="ce1">
            <text:p>7,0201E+14</text:p>
          </table:table-cell>
          <table:table-cell office:value-type="string" table:style-name="ce1">
            <text:p>(81) 98870-4467</text:p>
          </table:table-cell>
          <table:table-cell office:value-type="string" table:style-name="ce1">
            <text:p>(81) 98870-4467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to da brasileira</text:p>
          </table:table-cell>
          <table:table-cell office:value-type="float" office:value="244" table:style-name="ce1">
            <text:p>244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6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.3" table:style-name="ce1">
            <text:p>67,3</text:p>
          </table:table-cell>
          <table:table-cell office:value-type="float" office:value="162" table:style-name="ce1">
            <text:p>162</text:p>
          </table:table-cell>
          <table:table-cell office:value-type="date" office:date-value="2025-07-24T00:00:00" table:style-name="ce2">
            <text:p>24/07/2025</text:p>
          </table:table-cell>
          <table:table-cell office:value-type="string" table:style-name="ce1">
            <text:p>120/78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CIA GRAZIELE DA SILVA NEVES BIU</text:p>
          </table:table-cell>
          <table:table-cell office:value-type="date" office:date-value="2002-05-09T00:00:00" table:style-name="ce2">
            <text:p>09/05/2002</text:p>
          </table:table-cell>
          <table:table-cell office:value-type="string" table:style-name="ce1">
            <text:p>23 anos e 3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1.022.454-61</text:p>
          </table:table-cell>
          <table:table-cell office:value-type="float" office:value="703401161649900" table:style-name="ce1">
            <text:p>7,03401E+14</text:p>
          </table:table-cell>
          <table:table-cell office:value-type="string" table:style-name="ce1">
            <text:p>(81) 99258-854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to da brasileira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4.2" table:style-name="ce1">
            <text:p>94,2</text:p>
          </table:table-cell>
          <table:table-cell office:value-type="float" office:value="164" table:style-name="ce1">
            <text:p>164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104/60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STER MIZAELA DE SANTANA GOMES</text:p>
          </table:table-cell>
          <table:table-cell office:value-type="date" office:date-value="2008-12-14T00:00:00" table:style-name="ce2">
            <text:p>14/12/2008</text:p>
          </table:table-cell>
          <table:table-cell office:value-type="string" table:style-name="ce1">
            <text:p>16 anos e 8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69.559.844-03</text:p>
          </table:table-cell>
          <table:table-cell office:value-type="float" office:value="700200497644927" table:style-name="ce1">
            <text:p>7,002E+14</text:p>
          </table:table-cell>
          <table:table-cell office:value-type="string" table:style-name="ce1">
            <text:p>(81) 99650-776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lto do reservatório</text:p>
          </table:table-cell>
          <table:table-cell office:value-type="float" office:value="838" table:style-name="ce1">
            <text:p>838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10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9.900000000000006" table:style-name="ce1">
            <text:p>79,9</text:p>
          </table:table-cell>
          <table:table-cell office:value-type="float" office:value="170" table:style-name="ce1">
            <text:p>170</text:p>
          </table:table-cell>
          <table:table-cell office:value-type="date" office:date-value="2025-07-15T00:00:00" table:style-name="ce2">
            <text:p>15/07/2025</text:p>
          </table:table-cell>
          <table:table-cell office:value-type="string" table:style-name="ce1">
            <text:p>110/80</text:p>
          </table:table-cell>
          <table:table-cell office:value-type="date" office:date-value="2025-07-15T00:00:00" table:style-name="ce2">
            <text:p>15/07/2025</text:p>
          </table:table-cell>
          <table:table-cell office:value-type="string" table:style-name="ce1">
            <text:p>Alto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FABIANA GALDINO FERREIRA</text:p>
          </table:table-cell>
          <table:table-cell office:value-type="date" office:date-value="1981-06-05T00:00:00" table:style-name="ce2">
            <text:p>05/06/1981</text:p>
          </table:table-cell>
          <table:table-cell office:value-type="string" table:style-name="ce1">
            <text:p>44 anos e 2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68.445.674-56</text:p>
          </table:table-cell>
          <table:table-cell office:value-type="float" office:value="700507399213755" table:style-name="ce1">
            <text:p>7,00507E+14</text:p>
          </table:table-cell>
          <table:table-cell office:value-type="string" table:style-name="ce1">
            <text:p>(81) 98639-964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reviso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7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1.7" table:style-name="ce1">
            <text:p>91,7</text:p>
          </table:table-cell>
          <table:table-cell office:value-type="float" office:value="158" table:style-name="ce1">
            <text:p>158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119/76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ROLAYNE DA SILVA RODRIGUES</text:p>
          </table:table-cell>
          <table:table-cell office:value-type="date" office:date-value="2000-09-07T00:00:00" table:style-name="ce2">
            <text:p>07/09/2000</text:p>
          </table:table-cell>
          <table:table-cell office:value-type="string" table:style-name="ce1">
            <text:p>24 anos e 11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2.913.594-86</text:p>
          </table:table-cell>
          <table:table-cell office:value-type="float" office:value="898003447579635" table:style-name="ce1">
            <text:p>8,98003E+14</text:p>
          </table:table-cell>
          <table:table-cell office:value-type="string" table:style-name="ce1">
            <text:p>(81) 98549-017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reviso</text:p>
          </table:table-cell>
          <table:table-cell office:value-type="string" table:style-name="ce1">
            <text:p>373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72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" table:style-name="ce1">
            <text:p>62</text:p>
          </table:table-cell>
          <table:table-cell office:value-type="float" office:value="160" table:style-name="ce1">
            <text:p>160</text:p>
          </table:table-cell>
          <table:table-cell office:value-type="date" office:date-value="2023-08-31T00:00:00" table:style-name="ce2">
            <text:p>31/08/2023</text:p>
          </table:table-cell>
          <table:table-cell office:value-type="string" table:style-name="ce1">
            <text:p>100/60</text:p>
          </table:table-cell>
          <table:table-cell office:value-type="date" office:date-value="2023-08-31T00:00:00" table:style-name="ce2">
            <text:p>31/08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1" table:style-name="ce1">
            <text:p>14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TEFFANY MARIA DA SILVA BEZERRA</text:p>
          </table:table-cell>
          <table:table-cell office:value-type="date" office:date-value="1998-07-14T00:00:00" table:style-name="ce2">
            <text:p>14/07/1998</text:p>
          </table:table-cell>
          <table:table-cell office:value-type="string" table:style-name="ce1">
            <text:p>27 anos e 1 mê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41.099.394-96</text:p>
          </table:table-cell>
          <table:table-cell office:value-type="float" office:value="708208651844946" table:style-name="ce1">
            <text:p>7,08209E+14</text:p>
          </table:table-cell>
          <table:table-cell office:value-type="string" table:style-name="ce1">
            <text:p>(81) 98732-41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reviso</text:p>
          </table:table-cell>
          <table:table-cell office:value-type="string" table:style-name="ce1">
            <text:p>373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72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7" table:style-name="ce1">
            <text:p>77</text:p>
          </table:table-cell>
          <table:table-cell office:value-type="float" office:value="151" table:style-name="ce1">
            <text:p>151</text:p>
          </table:table-cell>
          <table:table-cell office:value-type="date" office:date-value="2021-05-12T00:00:00" table:style-name="ce2">
            <text:p>12/05/2021</text:p>
          </table:table-cell>
          <table:table-cell office:value-type="string" table:style-name="ce1">
            <text:p>100/70</text:p>
          </table:table-cell>
          <table:table-cell office:value-type="date" office:date-value="2021-06-29T00:00:00" table:style-name="ce2">
            <text:p>29/06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09" table:style-name="ce1">
            <text:p>509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INE MARIA DA SILVA</text:p>
          </table:table-cell>
          <table:table-cell office:value-type="date" office:date-value="1993-03-09T00:00:00" table:style-name="ce2">
            <text:p>09/03/1993</text:p>
          </table:table-cell>
          <table:table-cell office:value-type="string" table:style-name="ce1">
            <text:p>32 anos e 5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2.113.224-32</text:p>
          </table:table-cell>
          <table:table-cell office:value-type="float" office:value="702002382388987" table:style-name="ce1">
            <text:p>7,02002E+14</text:p>
          </table:table-cell>
          <table:table-cell office:value-type="string" table:style-name="ce1">
            <text:p>(81) 98874-798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lto do reservatório</text:p>
          </table:table-cell>
          <table:table-cell office:value-type="float" office:value="1855" table:style-name="ce1">
            <text:p>18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10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33/85</text:p>
          </table:table-cell>
          <table:table-cell office:value-type="date" office:date-value="2024-12-18T00:00:00" table:style-name="ce2">
            <text:p>18/12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8" table:style-name="ce1">
            <text:p>258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EOVANNA GOMES DA SILVA</text:p>
          </table:table-cell>
          <table:table-cell office:value-type="date" office:date-value="2005-08-24T00:00:00" table:style-name="ce2">
            <text:p>24/08/2005</text:p>
          </table:table-cell>
          <table:table-cell office:value-type="string" table:style-name="ce1">
            <text:p>20 ano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68.137.474-95</text:p>
          </table:table-cell>
          <table:table-cell office:value-type="float" office:value="702509323571438" table:style-name="ce1">
            <text:p>7,02509E+14</text:p>
          </table:table-cell>
          <table:table-cell office:value-type="string" table:style-name="ce1">
            <text:p>(81) 98488-948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lto do reservatório</text:p>
          </table:table-cell>
          <table:table-cell office:value-type="string" table:style-name="ce1">
            <text:p>1568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1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2" table:style-name="ce1">
            <text:p>63,2</text:p>
          </table:table-cell>
          <table:table-cell office:value-type="float" office:value="155" table:style-name="ce1">
            <text:p>155</text:p>
          </table:table-cell>
          <table:table-cell office:value-type="date" office:date-value="2025-07-21T00:00:00" table:style-name="ce2">
            <text:p>21/07/2025</text:p>
          </table:table-cell>
          <table:table-cell office:value-type="string" table:style-name="ce1">
            <text:p>110/60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ELOISA LUIZ DA SILVA</text:p>
          </table:table-cell>
          <table:table-cell office:value-type="date" office:date-value="2000-02-02T00:00:00" table:style-name="ce2">
            <text:p>02/02/2000</text:p>
          </table:table-cell>
          <table:table-cell office:value-type="string" table:style-name="ce1">
            <text:p>25 anos e 6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09.576.934-60</text:p>
          </table:table-cell>
          <table:table-cell office:value-type="float" office:value="898002748985585" table:style-name="ce1">
            <text:p>8,98003E+14</text:p>
          </table:table-cell>
          <table:table-cell office:value-type="string" table:style-name="ce1">
            <text:p>(81) 99958-24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lto do reservatório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8" table:style-name="ce1">
            <text:p>63,8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98/61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Habitual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ELISSA MILENA BELO DO NASCIMENTO</text:p>
          </table:table-cell>
          <table:table-cell office:value-type="date" office:date-value="1998-05-20T00:00:00" table:style-name="ce2">
            <text:p>20/05/1998</text:p>
          </table:table-cell>
          <table:table-cell office:value-type="string" table:style-name="ce1">
            <text:p>27 anos e 3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Homem cisgênero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24.795.284-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355-25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lto do reservatório</text:p>
          </table:table-cell>
          <table:table-cell office:value-type="string" table:style-name="ce1">
            <text:p>1146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7" table:style-name="ce1">
            <text:p>73,7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06T00:00:00" table:style-name="ce2">
            <text:p>06/08/2025</text:p>
          </table:table-cell>
          <table:table-cell office:value-type="string" table:style-name="ce1">
            <text:p>137/90</text:p>
          </table:table-cell>
          <table:table-cell office:value-type="date" office:date-value="2025-08-06T00:00:00" table:style-name="ce2">
            <text:p>06/08/2025</text:p>
          </table:table-cell>
          <table:table-cell office:value-type="string" table:style-name="ce1">
            <text:p>Habitual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YZA MIRELLY SILVA DUTRA DE ANDRADE</text:p>
          </table:table-cell>
          <table:table-cell office:value-type="date" office:date-value="1997-07-20T00:00:00" table:style-name="ce2">
            <text:p>20/07/1997</text:p>
          </table:table-cell>
          <table:table-cell office:value-type="string" table:style-name="ce1">
            <text:p>28 anos e 1 mê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tran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4.146.724-03</text:p>
          </table:table-cell>
          <table:table-cell office:value-type="float" office:value="700902942763899" table:style-name="ce1">
            <text:p>7,00903E+14</text:p>
          </table:table-cell>
          <table:table-cell office:value-type="string" table:style-name="ce1">
            <text:p>(81) 98592-285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Três morros</text:p>
          </table:table-cell>
          <table:table-cell office:value-type="string" table:style-name="ce1">
            <text:p>669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Ó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19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60</text:p>
          </table:table-cell>
          <table:table-cell office:value-type="date" office:date-value="2020-01-30T00:00:00" table:style-name="ce2">
            <text:p>30/01/2020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9" table:style-name="ce1">
            <text:p>29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IVIANE ALVES DA SILVA</text:p>
          </table:table-cell>
          <table:table-cell office:value-type="date" office:date-value="2000-10-28T00:00:00" table:style-name="ce2">
            <text:p>28/10/2000</text:p>
          </table:table-cell>
          <table:table-cell office:value-type="string" table:style-name="ce1">
            <text:p>24 anos e 10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8.902.254-43</text:p>
          </table:table-cell>
          <table:table-cell office:value-type="float" office:value="706003893401540" table:style-name="ce1">
            <text:p>7,06004E+14</text:p>
          </table:table-cell>
          <table:table-cell office:value-type="string" table:style-name="ce1">
            <text:p>(81) 98716-999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lto do reservatório</text:p>
          </table:table-cell>
          <table:table-cell office:value-type="string" table:style-name="ce1">
            <text:p>1865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1.35" table:style-name="ce1">
            <text:p>61,35</text:p>
          </table:table-cell>
          <table:table-cell office:value-type="float" office:value="157" table:style-name="ce1">
            <text:p>157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120/80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Habitual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DALIENE DEOLIVEIRA FERRAZ</text:p>
          </table:table-cell>
          <table:table-cell office:value-type="date" office:date-value="2005-12-23T00:00:00" table:style-name="ce2">
            <text:p>23/12/2005</text:p>
          </table:table-cell>
          <table:table-cell office:value-type="string" table:style-name="ce1">
            <text:p>19 anos e 8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8.396.145-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11) 97058-626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0.67" table:style-name="ce1">
            <text:p>40,67</text:p>
          </table:table-cell>
          <table:table-cell office:value-type="float" office:value="155" table:style-name="ce1">
            <text:p>155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91/61</text:p>
          </table:table-cell>
          <table:table-cell office:value-type="date" office:date-value="2025-07-23T00:00:00" table:style-name="ce2">
            <text:p>23/07/2025</text:p>
          </table:table-cell>
          <table:table-cell office:value-type="string" table:style-name="ce1">
            <text:p>Habitual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NEA CAROLINA TIAGO SANTOS</text:p>
          </table:table-cell>
          <table:table-cell office:value-type="date" office:date-value="2002-02-16T00:00:00" table:style-name="ce2">
            <text:p>16/02/2002</text:p>
          </table:table-cell>
          <table:table-cell office:value-type="string" table:style-name="ce1">
            <text:p>23 anos e 6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42.244.874-6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435-373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2" table:style-name="ce1">
            <text:p>73,2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06T00:00:00" table:style-name="ce2">
            <text:p>06/08/2025</text:p>
          </table:table-cell>
          <table:table-cell office:value-type="string" table:style-name="ce1">
            <text:p>117/68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Alto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number-rows-repeated="104852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30:43Z</meta:creation-date>
    <dc:date>2025-09-16T19:30:43Z</dc:date>
  </office:meta>
</office:document-meta>
</file>